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100_1000_6_24" table:style-name="ta1">
        <table:shapes>
          <draw:frame draw:z-index="0" draw:style-name="gr1" draw:text-style-name="P1" svg:width="15.986cm" svg:height="8.994cm" svg:x="18.974cm" svg:y="0.489cm">
            <draw:object draw:notify-on-update-of-ranges="datos_100_1000_6_24.E2:datos_100_1000_6_24.E246 datos_100_1000_6_24.J2:datos_100_1000_6_24.J2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39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62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67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47.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6.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66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02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23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32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40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67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44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99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25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46.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62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54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73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65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16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78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88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75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22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23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80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41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66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94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20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24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87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00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83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52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90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75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25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30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12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70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35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48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82.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77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69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49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67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41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74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21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94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13.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29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19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14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18.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17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82.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94.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93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63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77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60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12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08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57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16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15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98.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81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57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69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12.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6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58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97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23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59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46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11.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91.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45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84.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3.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84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44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13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04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67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43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05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05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43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47.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84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34.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11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55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33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69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51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78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39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66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14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44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81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97.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40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52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04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54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34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36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61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66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16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69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55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01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32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54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91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24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72.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85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17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28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11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16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13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39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26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16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70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02.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12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21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67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59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62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09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76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77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4.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67.0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89.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80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69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26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91.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72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16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52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43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40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35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96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38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83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79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07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41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04.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14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81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66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25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20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92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13.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97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70.0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97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29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49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83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57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62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84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69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79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87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27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20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9.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26.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13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30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25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35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54.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96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33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10.0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83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27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86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71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51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37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86.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81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87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37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49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91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88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85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16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80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25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82.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36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08.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10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63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77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65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07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78.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98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75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59.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28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34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23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32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85.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16.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44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13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51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16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78.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99.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55.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972.0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50.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96.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987.0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25.0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15.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847.0</text:p>
          </table:table-cell>
          <table:table-cell table:formula="of:=[.K246]" office:value-type="float" office:value="180.333333333333" calcext:value-type="float">
            <text:p>180,333333333333</text:p>
          </table:table-cell>
          <table:table-cell table:formula="of:=AVERAGE([.J234:.J245])" office:value-type="float" office:value="180.333333333333" calcext:value-type="float">
            <text:p>180,333333333333</text:p>
          </table:table-cell>
        </table:table-row>
      </table:table>
      <table:table table:name="datos_100_2000_13_16" table:style-name="ta1">
        <table:shapes>
          <draw:frame draw:z-index="0" draw:style-name="gr1" draw:text-style-name="P1" svg:width="16.011cm" svg:height="8.993cm" svg:x="19.008cm" svg:y="0.527cm">
            <draw:object draw:notify-on-update-of-ranges="datos_100_2000_13_16.E2:datos_100_2000_13_16.E246 datos_100_2000_13_16.J2:datos_100_2000_13_16.J2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65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27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41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26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30.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07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06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52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28.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75.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05.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50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45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67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81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74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29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84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05.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40.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69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86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44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42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46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45.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38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81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15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68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28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16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59.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69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24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64.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11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88.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36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23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41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05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82.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79.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97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77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1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21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01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9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72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73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68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02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10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20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79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16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19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30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87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29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80.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94.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24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33.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47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19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58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51.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97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82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42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54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07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73.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74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34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25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03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60.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50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66.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12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02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57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40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89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89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46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85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84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55.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11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02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16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70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94.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74.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47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14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19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57.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76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11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68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11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35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79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35.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02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63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49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53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52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73.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81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62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60.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79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73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31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34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27.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04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08.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7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38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93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24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22.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01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16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83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16.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47.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15.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6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36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76.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92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40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57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31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80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66.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38.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61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03.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36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24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51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13.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69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22.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23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86.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41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55.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38.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27.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37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90.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75.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77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99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98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81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18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28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75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37.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47.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86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77.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79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98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70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17.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56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07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68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52.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21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70.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42.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04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18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36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00.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07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50.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78.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68.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37.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85.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10.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81.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71.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50.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31.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95.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89.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22.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23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40.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68.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33.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32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49.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08.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09.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43.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50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14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817.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72.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58.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89.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22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04.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70.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33.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45.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12.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23.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71.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60.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37.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91.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00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98.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560.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26.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227.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44.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27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67.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342.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122.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09.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456.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205.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402.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153.0</text:p>
          </table:table-cell>
          <table:table-cell office:value-type="float" office:value="602" calcext:value-type="float">
            <text:p>602</text:p>
          </table:table-cell>
        </table:table-row>
      </table:table>
      <table:table table:name="datos_100_3000_14_16" table:style-name="ta1">
        <table:shapes>
          <draw:frame draw:z-index="0" draw:style-name="gr1" draw:text-style-name="P1" svg:width="16.011cm" svg:height="8.993cm" svg:x="19.044cm" svg:y="0.49cm">
            <draw:object draw:notify-on-update-of-ranges="datos_100_3000_14_16.E2:datos_100_3000_14_16.E246 datos_100_3000_14_16.J2:datos_100_3000_14_16.J2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38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69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39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13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19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85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81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87.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59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92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90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51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70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24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66.0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31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64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79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32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48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58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534.0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65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59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96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92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92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31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27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39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36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81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12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03.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36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20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10.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37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32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63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68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96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08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99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96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90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73.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22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19.0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16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89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.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16.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68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39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61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96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04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35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81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30.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01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87.0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82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10.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44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74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91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72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43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39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61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58.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70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80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12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0.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81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28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11.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00.0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44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75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46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28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63.0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86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75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65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74.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97.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52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92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11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28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41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23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47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37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66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95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922.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64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76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32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73.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66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19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54.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72.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44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83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35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09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33.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46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74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90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39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85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38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15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18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61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36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48.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04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09.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56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17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70.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17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72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56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68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85.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10.0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29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97.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62.0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10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11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70.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02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31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37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41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13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25.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88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310.0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988.0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04.0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31.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84.0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26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27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35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81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72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86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47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17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74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74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13.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22.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66.0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95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02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23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43.0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05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24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43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87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46.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44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45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06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43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62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45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67.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49.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80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44.0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49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92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74.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52.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55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95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02.0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29.0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04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42.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22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7.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92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31.0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82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13.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88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99.0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44.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84.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39.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62.0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75.0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59.0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02.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727.0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405.0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384.0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46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42.0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92.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56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79.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21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17.0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769.0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504.0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339.0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72.0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422.0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16.0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17.0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478.0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73.0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30.0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46.0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26.0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532.0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216.0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69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83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345.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88.0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03.0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08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474.0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534.0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497.0</text:p>
          </table:table-cell>
          <table:table-cell table:formula="of:=[.K246]" office:value-type="float" office:value="373.833333333333" calcext:value-type="float">
            <text:p>373,833333333333</text:p>
          </table:table-cell>
          <table:table-cell table:formula="of:=AVERAGE([.J240:.J245])" office:value-type="float" office:value="373.833333333333" calcext:value-type="float">
            <text:p>373,8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-00-0000</text:date>, <text:time style:data-style-name="N2" text:time-value="14:51:35.1040699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2T14:58:21.022543647</dc:date>
    <meta:editing-duration>PT8M48S</meta:editing-duration>
    <meta:editing-cycles>3</meta:editing-cycles>
    <meta:generator>LibreOffice/6.4.5.2$Linux_X86_64 LibreOffice_project/40$Build-2</meta:generator>
    <meta:document-statistic meta:table-count="3" meta:cell-count="738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8.995cm" xlink:href=".." xlink:type="simple" chart:class="chart:scatter" chart:style-name="ch1">
        <chart:title svg:x="5.648cm" svg:y="0.315cm" chart:style-name="ch2">
          <text:p>Entrenamiento w=1000</text:p>
        </chart:title>
        <chart:subtitle svg:x="6.044cm" svg:y="1.273cm" chart:style-name="ch3">
          <text:p>Epocas / ponderacion</text:p>
        </chart:subtitle>
        <chart:legend chart:legend-position="end" svg:x="12.473cm" svg:y="4.198cm" style:legend-expansion="high" chart:style-name="ch4"/>
        <chart:plot-area chart:style-name="ch5" table:cell-range-address="datos_100_1000_6_24.E2:datos_100_1000_6_24.E246 datos_100_1000_6_24.J2:datos_100_1000_6_24.J246" chart:data-source-has-labels="row" svg:x="1.33cm" svg:y="2.135cm" svg:width="10.824cm" svg:height="5.7cm">
          <chartooo:coordinate-region svg:x="2.137cm" svg:y="2.335cm" svg:width="9.777cm" svg:height="4.853cm"/>
          <chart:axis chart:dimension="x" chart:name="primary-x" chart:style-name="ch6">
            <chart:title svg:x="5.216cm" svg:y="8.014cm" chart:style-name="ch7">
              <text:p>Ponderacion (pbest)</text:p>
            </chart:title>
          </chart:axis>
          <chart:axis chart:dimension="y" chart:name="primary-y" chart:style-name="ch8">
            <chart:title svg:x="0.451cm" svg:y="5.505cm" chart:style-name="ch9">
              <text:p>Epoca</text:p>
            </chart:title>
            <chart:grid chart:style-name="ch10" chart:class="major"/>
          </chart:axis>
          <chart:series chart:style-name="ch11" chart:values-cell-range-address="datos_100_1000_6_24.J2:datos_100_1000_6_24.J246" loext:label-string="entrenamiento" chart:class="chart:scatter">
            <chart:domain table:cell-range-address="datos_100_1000_6_24.E2:datos_100_1000_6_24.E246"/>
            <chart:data-point chart:repeated="2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100_1000_6_24.E2:datos_100_1000_6_24.E246</svg:desc>
                </draw:g>
              </table:table-cell>
              <table:table-cell office:value-type="float" office:value="70">
                <text:p>70</text:p>
                <draw:g>
                  <svg:desc>datos_100_1000_6_24.J2:datos_100_1000_6_24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180.333333333333">
                <text:p>180.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4cm" xlink:href=".." xlink:type="simple" chart:class="chart:scatter" chart:style-name="ch1">
        <chart:title svg:x="5.661cm" svg:y="0.315cm" chart:style-name="ch2">
          <text:p>Entrenamiento w=2000</text:p>
        </chart:title>
        <chart:subtitle svg:x="6.163cm" svg:y="1.273cm" chart:style-name="ch3">
          <text:p>Epoca / ponderacion</text:p>
        </chart:subtitle>
        <chart:legend chart:legend-position="end" svg:x="12.498cm" svg:y="4.198cm" style:legend-expansion="high" chart:style-name="ch4"/>
        <chart:plot-area chart:style-name="ch5" table:cell-range-address="datos_100_2000_13_16.E2:datos_100_2000_13_16.E246 datos_100_2000_13_16.J2:datos_100_2000_13_16.J246" chart:data-source-has-labels="row" svg:x="1.331cm" svg:y="2.135cm" svg:width="10.847cm" svg:height="5.699cm">
          <chartooo:coordinate-region svg:x="2.138cm" svg:y="2.334cm" svg:width="9.8cm" svg:height="4.853cm"/>
          <chart:axis chart:dimension="x" chart:name="primary-x" chart:style-name="ch6">
            <chart:title svg:x="5.228cm" svg:y="8.013cm" chart:style-name="ch7">
              <text:p>Ponderacion (pbest)</text:p>
            </chart:title>
          </chart:axis>
          <chart:axis chart:dimension="y" chart:name="primary-y" chart:style-name="ch8">
            <chart:title svg:x="0.451cm" svg:y="5.504cm" chart:style-name="ch9">
              <text:p>Epoca</text:p>
            </chart:title>
            <chart:grid chart:style-name="ch10" chart:class="major"/>
          </chart:axis>
          <chart:series chart:style-name="ch11" chart:values-cell-range-address="datos_100_2000_13_16.J2:datos_100_2000_13_16.J246" loext:label-string="entrenamiento" chart:class="chart:scatter">
            <chart:domain table:cell-range-address="datos_100_2000_13_16.E2:datos_100_2000_13_16.E246"/>
            <chart:data-point chart:repeated="2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100_2000_13_16.E2:datos_100_2000_13_16.E246</svg:desc>
                </draw:g>
              </table:table-cell>
              <table:table-cell office:value-type="float" office:value="68">
                <text:p>68</text:p>
                <draw:g>
                  <svg:desc>datos_100_2000_13_16.J2:datos_100_2000_13_16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602">
                <text:p>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4cm" xlink:href=".." xlink:type="simple" chart:class="chart:scatter" chart:style-name="ch1">
        <chart:title svg:x="5.661cm" svg:y="0.315cm" chart:style-name="ch2">
          <text:p>Entrenamiento w=3000</text:p>
        </chart:title>
        <chart:subtitle svg:x="6.137cm" svg:y="1.273cm" chart:style-name="ch3">
          <text:p>Epoca / Ponderacion</text:p>
        </chart:subtitle>
        <chart:legend chart:legend-position="end" svg:x="12.498cm" svg:y="4.198cm" style:legend-expansion="high" chart:style-name="ch4"/>
        <chart:plot-area chart:style-name="ch5" table:cell-range-address="datos_100_3000_14_16.E2:datos_100_3000_14_16.E246 datos_100_3000_14_16.J2:datos_100_3000_14_16.J246" chart:data-source-has-labels="row" svg:x="1.331cm" svg:y="2.135cm" svg:width="10.847cm" svg:height="5.699cm">
          <chartooo:coordinate-region svg:x="2.138cm" svg:y="2.135cm" svg:width="9.8cm" svg:height="5.052cm"/>
          <chart:axis chart:dimension="x" chart:name="primary-x" chart:style-name="ch6">
            <chart:title svg:x="5.228cm" svg:y="8.013cm" chart:style-name="ch7">
              <text:p>Ponderacion (pbest)</text:p>
            </chart:title>
          </chart:axis>
          <chart:axis chart:dimension="y" chart:name="primary-y" chart:style-name="ch8">
            <chart:title svg:x="0.451cm" svg:y="5.504cm" chart:style-name="ch9">
              <text:p>Epoca</text:p>
            </chart:title>
            <chart:grid chart:style-name="ch10" chart:class="major"/>
          </chart:axis>
          <chart:series chart:style-name="ch11" chart:values-cell-range-address="datos_100_3000_14_16.J2:datos_100_3000_14_16.J246" loext:label-string="entrenamiento" chart:class="chart:scatter">
            <chart:domain table:cell-range-address="datos_100_3000_14_16.E2:datos_100_3000_14_16.E246"/>
            <chart:data-point chart:repeated="2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100_3000_14_16.E2:datos_100_3000_14_16.E246</svg:desc>
                </draw:g>
              </table:table-cell>
              <table:table-cell office:value-type="float" office:value="84">
                <text:p>84</text:p>
                <draw:g>
                  <svg:desc>datos_100_3000_14_16.J2:datos_100_3000_14_16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373.833333333333">
                <text:p>373.8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